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ArialMT" svg:font-family="ArialMT"/>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7c3ac" officeooo:paragraph-rsid="0017c3ac"/>
    </style:style>
    <style:style style:name="P2" style:family="paragraph" style:parent-style-name="Standard">
      <style:text-properties officeooo:rsid="00193d98" officeooo:paragraph-rsid="00193d98"/>
    </style:style>
    <style:style style:name="P3" style:family="paragraph" style:parent-style-name="Text_20_body">
      <style:text-properties style:font-name="ArialMT" fo:font-size="11pt" officeooo:rsid="0017c3ac" officeooo:paragraph-rsid="0017c3ac" fo:background-color="#ffffff"/>
    </style:style>
    <style:style style:name="P4" style:family="paragraph" style:parent-style-name="Text_20_body">
      <style:text-properties style:font-name="ArialMT" fo:font-size="11pt" officeooo:rsid="00193d98" officeooo:paragraph-rsid="00193d98" fo:background-color="#ffffff"/>
    </style:style>
    <style:style style:name="P5" style:family="paragraph" style:parent-style-name="Text_20_body">
      <style:text-properties style:font-name="ArialMT" fo:font-size="11pt" fo:background-color="#ffffff"/>
    </style:style>
    <style:style style:name="P6" style:family="paragraph" style:parent-style-name="Text_20_body">
      <style:text-properties style:font-name="ArialMT" fo:font-size="11pt" officeooo:rsid="001c4aa7" officeooo:paragraph-rsid="001c4aa7" fo:background-color="#ffffff"/>
    </style:style>
    <style:style style:name="P7" style:family="paragraph" style:parent-style-name="Text_20_body" style:list-style-name="L1">
      <style:text-properties style:font-name="ArialMT" fo:font-size="11pt" officeooo:paragraph-rsid="00190129" fo:background-color="#ffffff"/>
    </style:style>
    <style:style style:name="P8" style:family="paragraph" style:parent-style-name="Text_20_body" style:list-style-name="L1">
      <style:text-properties style:font-name="ArialMT" fo:font-size="11pt" officeooo:paragraph-rsid="00193d98" fo:background-color="#ffffff"/>
    </style:style>
    <style:style style:name="P9" style:family="paragraph" style:parent-style-name="Text_20_body" style:list-style-name="L1">
      <style:text-properties style:font-name="ArialMT" fo:font-size="11pt" fo:background-color="#ffffff"/>
    </style:style>
    <style:style style:name="P10" style:family="paragraph" style:parent-style-name="Text_20_body" style:list-style-name="L2">
      <style:text-properties style:font-name="ArialMT" fo:font-size="11pt" fo:background-color="#ffffff"/>
    </style:style>
    <style:style style:name="P11" style:family="paragraph" style:parent-style-name="Text_20_body" style:list-style-name="L2">
      <style:text-properties style:font-name="ArialMT" fo:font-size="11pt" officeooo:paragraph-rsid="001d66e9" fo:background-color="#ffffff"/>
    </style:style>
    <style:style style:name="T1" style:family="text">
      <style:text-properties officeooo:rsid="00189813"/>
    </style:style>
    <style:style style:name="T2" style:family="text">
      <style:text-properties officeooo:rsid="00190129"/>
    </style:style>
    <style:style style:name="T3" style:family="text">
      <style:text-properties officeooo:rsid="00193d98"/>
    </style:style>
    <style:style style:name="T4" style:family="text">
      <style:text-properties officeooo:rsid="001a4256"/>
    </style:style>
    <style:style style:name="T5" style:family="text">
      <style:text-properties officeooo:rsid="001bec4f"/>
    </style:style>
    <style:style style:name="T6" style:family="text">
      <style:text-properties officeooo:rsid="001c4aa7"/>
    </style:style>
    <style:style style:name="T7" style:family="text">
      <style:text-properties officeooo:rsid="001d66e9"/>
    </style:style>
    <style:style style:name="T8" style:family="text">
      <style:text-properties officeooo:rsid="00210acc"/>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vrable 3</text:p>
      <text:p text:style-name="P1"/>
      <text:p text:style-name="P1">concepteur n’1 <text:span text:style-name="T6">Johann Zidee</text:span></text:p>
      <text:p text:style-name="P1"/>
      <text:p text:style-name="P3">Comment avez-vous ressenti le dialogue avec la personne ? Alors le dialogue avec la personne était vraiment très naturel.</text:p>
      <text:p text:style-name="P3">Est-ce que le style des questions et des formules de politesse était ce que vous attendiez d’une personne professionnelle ? <text:span text:style-name="T1">Oui bien sur, la personne était très polis avec une salutation à chaque début de courrier, la personne était très professionnel et faisait bien attention à ce qu’elle envoyé. Nous échangeons à chaque fois par courrier et il y a eu aucun soucis lors des échanges, seul</text:span><text:span text:style-name="T6">e</text:span><text:span text:style-name="T1">ment vu que c’est par courrier les délais de réponses de ma part et celui de la personne était des fois de plusieurs jours mais cela n’a pas empêché un bon échange.</text:span></text:p>
      <text:list xml:id="list1358237158" text:style-name="L1">
        <text:list-item>
          <text:p text:style-name="P7">Est-ce que les questions posées étaient pertinentes ? <text:span text:style-name="T2">Les questions posés étaient assez pertinentes car les questions étaient la plupart du temps sur l’organisation du site c’est à dire les rubriques disponibles pour le sites et des questions simples sur le restaurant.</text:span> Étaient-elles claires ? <text:span text:style-name="T2">Des fois les questions n’étaient pas très clair pour moi mais en relançant la personne et en </text:span><text:span text:style-name="T6">lui</text:span><text:span text:style-name="T2"> demandant de reformulé, les questions sont devenues beaucoup plus compréhensible </text:span></text:p>
        </text:list-item>
        <text:list-item>
          <text:p text:style-name="P7">Est-ce que le temps que vous avez consacré à y répondre était bien investi ? <text:span text:style-name="T2">Bien évidement j’ai pris le temps de bien répondre les questions de façon à être clair et être polis . Mais les questions qui m’ont étés posés n’étais pas trop dur à répondre car j’avais déjà la plupart des réponses sur mon rendu et j’avais déjà réfléchis avant la deuxième phase à des questions qui pourraient revenir du coup c’était assez simple de répondre au question.</text:span></text:p>
        </text:list-item>
        <text:list-item>
          <text:p text:style-name="P8">Est-ce qu’une ou plusieurs ébauches du site vous ont été présentées avant le prototype ?<text:span text:style-name="T3">Non on m’a envoyé directement le prototype.</text:span> </text:p>
        </text:list-item>
        <text:list-item>
          <text:p text:style-name="P9">Est-ce que le prototype était suffisamment proche de ce que vous imaginiez pour déclencher la signature d’un contrat ? <text:span text:style-name="T3">Le prototype est tous à fait ce que je recherchais et il est très réussi, ce prototype pourrait déclenché la signature.</text:span></text:p>
        </text:list-item>
        <text:list-item>
          <text:p text:style-name="P9">Est-ce que l’aspect esthétique ou graphique du site qui vous est proposé vous paraît correspondre à l’image demandée ? <text:span text:style-name="T3">Oui le prototype est très réussi et très esthétique, il correspond tout à fais à ce que j’imaginais et j’espère que le rendu finale sera aussi réussi.</text:span></text:p>
        </text:list-item>
      </text:list>
      <text:p text:style-name="P2">C<text:span text:style-name="T6">oncepteur </text:span>n’2 <text:span text:style-name="T6">Allan Abatuci</text:span></text:p>
      <text:p text:style-name="P2"/>
      <text:p text:style-name="P4">Comment avez-vous ressenti le dialogue avec la personne ? Comme avec le premier client le dialogue avec la personne était très professionnel.</text:p>
      <text:p text:style-name="P4">Est-ce que le style des questions et des formules de politesse était ce que vous attendiez d’une personne professionnelle ? La personne était très sympa et professionnel donc les courriels commençaient toujours par une formule de politesse. La personne m’a envoyé seulement un courriel mais celui ci était très intéressant car celui ci avait toutes les questions que le personnes souhaitait donc avec une réponse je pouvais expliquais tous mes besoins et l’aider au maximum pour la conception du site. Les échanges se sont fais par courriel. </text:p>
      <text:list xml:id="list2032859926" text:style-name="L2">
        <text:list-item>
          <text:p text:style-name="P10">Est-ce que les questions posées étaient pertinentes ? <text:span text:style-name="T3">Toutes questions étaient pertinen</text:span><text:span text:style-name="T4">tes car toutes les réponses aux questions expliquaient tous mes besoins et facilitait la compréhension de mes besoins. </text:span>Étaient-elles claires ? <text:span text:style-name="T4">Oui les questions étaient très clairs donc facile à répondre. </text:span>Est-ce que le temps que vous avez consacré à y répondre était bien investi ? <text:span text:style-name="T4">J’ai pris plus de temps de répondre que pour le premier concepteur car les </text:span><text:soft-page-break/><text:span text:style-name="T4">questions n’étaient pas étalé sur plusieurs courriels donc certes j’ai pris du temps à répondre à toutes les question car il faut que mes réponses soient claires et professionnels mais au moins le concepteur avait tous pour créer le prototype</text:span></text:p>
        </text:list-item>
        <text:list-item>
          <text:p text:style-name="P10">Est-ce qu’une ou plusieurs ébauches du site vous ont été présentées avant le prototype ? <text:span text:style-name="T4">La personne ma envoyé </text:span><text:span text:style-name="T7">d’abord des maquettes ensuite </text:span><text:span text:style-name="T4">le prototype </text:span><text:span text:style-name="T7">final</text:span><text:span text:style-name="T4">.</text:span></text:p>
        </text:list-item>
        <text:list-item>
          <text:p text:style-name="P10">Est-ce que le prototype était suffisamment proche de ce que vous imaginiez pour déclencher la signature d’un contrat ? <text:span text:style-name="T7">Le prototype est très très réussi </text:span><text:span text:style-name="T5">. </text:span><text:span text:style-name="T7">Petite mention pour la l’accueil qui est très réussi qui donne très envie ensuite la possibilité de se connecter j’ai beaucoup aimé. Le travail fourni est beaucoup proche de se que j’imaginais <text:s/>et je fais confiance à ce concepteur et on peut déclencher la signature.</text:span></text:p>
        </text:list-item>
        <text:list-item>
          <text:p text:style-name="P11">Est-ce que l’aspect esthétique ou graphique du site qui vous est proposé vous paraît correspondre à l’image demandée ? <text:span text:style-name="T3">Oui le prototype est très réussi et très esthétique, il correspond tout à fais à ce que j’imaginais et j’espère que le rendu finale sera aussi réussi.</text:span></text:p>
        </text:list-item>
      </text:list>
      <text:p text:style-name="P5"/>
      <text:p text:style-name="P6">Pour le premier concepteur je mettrais une note de 4/5 car on eu un bon échange, la personne était très aimable et respectueuse, le processus d’élaboration était très dynamique car à chaque doutes la personne me contacté du coup c’était très simple et pour finir le prototype qui est très réussi.</text:p>
      <text:p text:style-name="P6">Pour le deuxième concepteur je mettrais une note de <text:span text:style-name="T8">3</text:span>/5 car certes on a eu un bon échange mais celui ci était court même si la personne était très aimable et respectueuse et pour finir le prototype me convient <text:span text:style-name="T7">l’</text:span>aspect esthétique est <text:span text:style-name="T7">très très réussi</text:span> je trouve qu’il a bien travaillé.</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ArialMT" svg:font-family="ArialMT"/>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2-15T17:15:47.585895695</meta:creation-date>
    <dc:date>2022-12-16T21:02:21.213011467</dc:date>
    <meta:editing-duration>PT19M40S</meta:editing-duration>
    <meta:editing-cycles>6</meta:editing-cycles>
    <meta:generator>LibreOffice/7.2.5.2$MacOSX_AARCH64 LibreOffice_project/499f9727c189e6ef3471021d6132d4c694f357e5</meta:generator>
    <meta:document-statistic meta:table-count="0" meta:image-count="0" meta:object-count="0" meta:page-count="2" meta:paragraph-count="18" meta:word-count="862" meta:character-count="5119" meta:non-whitespace-character-count="4280"/>
  </office:meta>
</office:document-meta>
</file>